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321.9pt"/>
    </style:style>
    <style:style style:name="ro1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ranksys_id</text:p>
          </table:table-cell>
          <table:table-cell table:style-name="ce1" office:value-type="string" calcext:value-type="string">
            <text:p>namestr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igher</text:p>
          </table:table-cell>
          <table:table-cell table:style-name="ce4" office:value-type="string" calcext:value-type="string">
            <text:p>Rank names for taxonomic groups above the kingdom level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Standard taxonomic ranks for animal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lants: phyla</text:p>
          </table:table-cell>
          <table:table-cell office:value-type="string" calcext:value-type="string">
            <text:p>A taxonomic hierarchy for plants that uses phylum and its derivatives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ants: divisions</text:p>
          </table:table-cell>
          <table:table-cell office:value-type="string" calcext:value-type="string">
            <text:p>A taxonomic hierarchy for plants that uses division and its derivatives.</text:p>
          </table:table-cell>
        </table:table-row>
        <table:table-row table:style-name="ro2">
          <table:table-cell table:number-columns-repeated="3"/>
        </table:table-row>
        <table:table-row table:style-name="ro3" table:number-rows-repeated="104856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3:09:41.083907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</meta:initial-creator>
    <meta:creation-date>2015-02-06T15:37:53</meta:creation-date>
    <dc:date>2015-03-23T13:44:33.297248842</dc:date>
    <dc:creator>Brian </dc:creator>
    <meta:editing-duration>PT36M51S</meta:editing-duration>
    <meta:editing-cycles>5</meta:editing-cycles>
    <meta:generator>LibreOffice/4.4.1.2$Linux_X86_64 LibreOffice_project/40m0$Build-2</meta:generator>
    <meta:document-statistic meta:table-count="1" meta:cell-count="15" meta:object-count="0"/>
  </office:meta>
</office:document-meta>
</file>